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margin-left="0.0118in" fo:margin-right="0in" fo:text-indent="-0.0118in" style:auto-text-indent="false">
        <style:tab-stops/>
      </style:paragraph-properties>
    </style:style>
    <style:style style:name="P5" style:family="paragraph" style:parent-style-name="Standard" style:list-style-name="L3">
      <style:paragraph-properties fo:margin-left="0.0118in" fo:margin-right="0in" fo:text-indent="-0.0118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uta 22-05-2012</text:p>
      <text:p text:style-name="Standard"/>
      <text:p text:style-name="Standard">-Relacionado con la propuesta inicial: nos preocupamos por las herramientas de testing descartadas? Su investigación ocurrio hace mas de un año...</text:p>
      <text:p text:style-name="Standard"/>
      <text:p text:style-name="Standard">-Debemos plantear si vamos a usar y para qué: The Grinder y/o Rational (Rational es pago, y tiene licencia de 30 dias gratis nada mas)</text:p>
      <text:p text:style-name="Standard"/>
      <text:p text:style-name="Standard">-En informe de pruebas debemos avisar que no usamos el hard que figura en la propuesta inicial, porque cambiamos de maquinas.</text:p>
      <text:p text:style-name="Standard"/>
      <text:p text:style-name="Standard">-Jboss: terminar de confirmar clusterización de sesiones</text:p>
      <text:p text:style-name="Standard"/>
      <text:p text:style-name="Standard">-Eliminar Diagrama de clases Controller</text:p>
      <text:p text:style-name="Standard"><text:s/>Eliminar Digrama de clases Manager</text:p>
      <text:p text:style-name="Standard"><text:s/>Diagrama de Entidades de Dominio → solo dejar los nombres</text:p>
      <text:p text:style-name="Standard"><text:s/>Eliminar Diagrama de clases EAO</text:p>
      <text:p text:style-name="Standard">Conservar el resto (unir los informes tecnicos)</text:p>
      <text:p text:style-name="Standard"><text:s/>Sumar diagramas de despliegue de Jboss y Terracotta</text:p>
      <text:p text:style-name="Standard"/>
      <text:p text:style-name="Standard">-Martin: reacomodar ideas de todas las minutas previas para la documentación</text:p>
      <text:p text:style-name="Standard"/>
      <text:p text:style-name="Standard">-Definimos el siguiente template para el informe final:</text:p>
      <text:p text:style-name="Standard"/>
      <text:p text:style-name="Standard">1. Indice</text:p>
      <text:p text:style-name="Standard">2. Abstract</text:p>
      <text:p text:style-name="Standard">3. Motivación/Propósito</text:p>
      <text:p text:style-name="Standard">4. Estado del arte</text:p>
      <text:p text:style-name="Standard">5. Plan de la obra</text:p>
      <text:list xml:id="list373357752" text:style-name="L1">
        <text:list-item>
          <text:list>
            <text:list-item>
              <text:p text:style-name="P1">Calendario</text:p>
            </text:list-item>
            <text:list-item>
              <text:p text:style-name="P1">Metodologia</text:p>
            </text:list-item>
          </text:list>
        </text:list-item>
      </text:list>
      <text:list xml:id="list1336872028" text:style-name="L2">
        <text:list-item>
          <text:p text:style-name="P2">Desarrollo</text:p>
          <text:list>
            <text:list-header>
              <text:p text:style-name="P2">6.1 Introducción</text:p>
              <text:list>
                <text:list-header>
                  <text:p text:style-name="P2">6.1.1 <text:s text:c="5"/>Aplicación de Prueba</text:p>
                </text:list-header>
              </text:list>
            </text:list-header>
          </text:list>
        </text:list-item>
      </text:list>
      <text:list xml:id="list210453125" text:style-name="L3">
        <text:list-item>
          <text:list>
            <text:list-item>
              <text:p text:style-name="P3">Cuerpo</text:p>
              <text:list>
                <text:list-item>
                  <text:p text:style-name="P3">Arquitectura general</text:p>
                </text:list-item>
                <text:list-item>
                  <text:p text:style-name="P3">Pruebas</text:p>
                </text:list-item>
                <text:list-item>
                  <text:p text:style-name="P3">Jboss</text:p>
                  <text:list>
                    <text:list-item>
                      <text:p text:style-name="P3">Descripcion</text:p>
                    </text:list-item>
                    <text:list-item>
                      <text:p text:style-name="P3">Herramientas similares</text:p>
                    </text:list-item>
                    <text:list-item>
                      <text:p text:style-name="P3">Problemas encontrados</text:p>
                    </text:list-item>
                    <text:list-item>
                      <text:p text:style-name="P3">Solucion propuesta</text:p>
                    </text:list-item>
                    <text:list-item>
                      <text:p text:style-name="P3">Conclusiones</text:p>
                    </text:list-item>
                  </text:list>
                </text:list-item>
                <text:list-item>
                  <text:p text:style-name="P3">Terracotta</text:p>
                  <text:list>
                    <text:list-item>
                      <text:p text:style-name="P3">Descripcion</text:p>
                    </text:list-item>
                    <text:list-item>
                      <text:p text:style-name="P3">Herramientas similares</text:p>
                    </text:list-item>
                    <text:list-item>
                      <text:p text:style-name="P3">Problemas encontrados</text:p>
                    </text:list-item>
                    <text:list-item>
                      <text:p text:style-name="P3">Solucion propuesta</text:p>
                    </text:list-item>
                    <text:list-item>
                      <text:p text:style-name="P3">Conclusion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oft-page-break/>Conclusiones finales</text:p>
        </text:list-item>
        <text:list-item>
          <text:p text:style-name="P3">Apéndice</text:p>
        </text:list-item>
        <text:list-item>
          <text:p text:style-name="P3">Bibliografía</text:p>
          <text:p text:style-name="P3"/>
          <text:p text:style-name="P5">-Definimos el entono de pruebas<text:line-break/>1 Base de datos → Netbook</text:p>
          <text:p text:style-name="P5">3 Nodos + 1 Balanceador de carga → Notebook I5</text:p>
          <text:p text:style-name="P5">1 Cliente → Notebook I3</text:p>
        </text:list-item>
      </text:list>
      <text:p text:style-name="P4"/>
      <text:p text:style-name="P4">-Debemos retocar los graficos de las pruebas</text:p>
      <text:p text:style-name="P4"/>
      <text:p text:style-name="P6">-Renombrar “contexto normal” por “contexto ideal” <text:s/>→ esto lleva al concepto de “estructura ideal”</text:p>
      <text:p text:style-name="P6">-Nuevo concepto de “contexto de pruebas” → “estructura de pruebas” con lo definido mas arriba</text:p>
      <text:p text:style-name="P6">-crear indice de pruebas para tener un pantallazo mas general y mas rapido de las mismas</text:p>
      <text:p text:style-name="P6">-Pruebas: mejorar criterios y entrad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2-05-27T17:57:09</meta:creation-date>
    <meta:document-statistic meta:table-count="0" meta:image-count="0" meta:object-count="0" meta:page-count="2" meta:paragraph-count="49" meta:word-count="289" meta:character-count="1892" meta:non-whitespace-character-count="1663"/>
    <dc:date>2012-05-27T18:17:28</dc:date>
    <dc:creator>martin </dc:creator>
    <meta:editing-duration>PT47S</meta:editing-duration>
    <meta:editing-cycles>1</meta:editing-cycles>
    <meta:generator>LibreOffice/3.4$Unix LibreOffice_project/340m1$Build-402</meta:generator>
  </office:meta>
</office:document-meta>
</file>